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80000017E06653D3F99C96963.png" manifest:media-type="image/png"/>
  <manifest:file-entry manifest:full-path="Pictures/100000010000020600000155159672AAC6CE6C7F.png" manifest:media-type="image/png"/>
  <manifest:file-entry manifest:full-path="Pictures/10000001000001E40000013CAB2B9437E36B25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ec5" officeooo:paragraph-rsid="000c7ec5"/>
    </style:style>
    <style:style style:name="P2" style:family="paragraph" style:parent-style-name="Standard">
      <style:text-properties fo:font-size="16pt" officeooo:rsid="000c7ec5" style:font-size-asian="14pt" style:font-size-complex="16pt"/>
    </style:style>
    <style:style style:name="P3" style:family="paragraph" style:parent-style-name="Standard">
      <style:text-properties fo:font-size="16pt" officeooo:rsid="000c7ec5" officeooo:paragraph-rsid="000c7ec5" style:font-size-asian="14pt" style:font-size-complex="16pt"/>
    </style:style>
    <style:style style:name="P4" style:family="paragraph" style:parent-style-name="Standard">
      <style:text-properties officeooo:rsid="000c7ec5" officeooo:paragraph-rsid="000c7ec5"/>
    </style:style>
    <style:style style:name="P5" style:family="paragraph" style:parent-style-name="Standard">
      <style:text-properties officeooo:rsid="000c7f1d" officeooo:paragraph-rsid="000c7f1d"/>
    </style:style>
    <style:style style:name="T1" style:family="text">
      <style:text-properties fo:font-size="16pt" officeooo:rsid="000c7ec5" style:font-size-asian="14pt" style:font-size-complex="16pt"/>
    </style:style>
    <style:style style:name="T2" style:family="text">
      <style:text-properties officeooo:rsid="000c7f1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3"/><text:span text:style-name="T1">SQL ASSIGNMENT 1</text:span></text:p>
      <text:p text:style-name="P2"/>
      <text:p text:style-name="P3">1. SALSPEOPLE;</text:p>
      <text:p text:style-name="P1"><draw:frame draw:style-name="fr2" draw:name="Image1" text:anchor-type="char" svg:width="12.806cm" svg:height="8.361cm" draw:z-index="0"><draw:image xlink:href="Pictures/10000001000001E40000013CAB2B9437E36B25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<text:span text:style-name="T2">CUSTOMERS</text:span></text:p>
      <text:p text:style-name="P1"/>
      <text:p text:style-name="P5"><draw:frame draw:style-name="fr1" draw:name="Image2" text:anchor-type="char" svg:width="13.705cm" svg:height="9.022cm" draw:z-index="1"><draw:image xlink:href="Pictures/100000010000020600000155159672AAC6CE6C7F.png" xlink:type="simple" xlink:show="embed" xlink:actuate="onLoad" draw:mime-type="image/png"/></draw:frame>3. Orders;</text:p>
      <text:p text:style-name="P5"/>
      <text:p text:style-name="P5"><draw:frame draw:style-name="fr1" draw:name="Image3" text:anchor-type="char" svg:width="14.182cm" svg:height="10.107cm" draw:z-index="2"><draw:image xlink:href="Pictures/10000001000002180000017E06653D3F99C969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22:02.753173883</meta:creation-date>
    <dc:date>2023-09-11T21:18:02.468376655</dc:date>
    <meta:editing-duration>PT14M4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4" meta:word-count="9" meta:character-count="75" meta:non-whitespace-character-count="47"/>
  </office:meta>
</office:document-meta>
</file>